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6c271" officeooo:paragraph-rsid="0056c271"/>
    </style:style>
    <style:style style:name="P6" style:family="paragraph" style:parent-style-name="Text_20_body">
      <style:text-properties officeooo:rsid="0056c271" officeooo:paragraph-rsid="0056c271"/>
    </style:style>
    <style:style style:name="P7" style:family="paragraph" style:parent-style-name="DocHeading2">
      <style:text-properties officeooo:rsid="0057a8ba"/>
    </style:style>
    <style:style style:name="P8" style:family="paragraph" style:parent-style-name="DocHeading1">
      <style:text-properties officeooo:rsid="0056c271" officeooo:paragraph-rsid="0056c271"/>
    </style:style>
    <style:style style:name="P9" style:family="paragraph" style:parent-style-name="DocHeading1">
      <style:text-properties officeooo:rsid="005769cd" officeooo:paragraph-rsid="005769cd"/>
    </style:style>
    <style:style style:name="P10" style:family="paragraph" style:parent-style-name="DocText">
      <style:text-properties officeooo:rsid="0057a8ba"/>
    </style:style>
    <style:style style:name="P11" style:family="paragraph" style:parent-style-name="DocText" style:list-style-name="L1">
      <style:text-properties officeooo:rsid="0057a8ba" officeooo:paragraph-rsid="0057a8ba"/>
    </style:style>
    <style:style style:name="P12" style:family="paragraph" style:parent-style-name="DocText" style:list-style-name="L2">
      <style:text-properties officeooo:rsid="0057a8ba"/>
    </style:style>
    <style:style style:name="P13" style:family="paragraph" style:parent-style-name="DocText" style:list-style-name="L3">
      <style:text-properties officeooo:rsid="0057a8ba"/>
    </style:style>
    <style:style style:name="P14" style:family="paragraph" style:parent-style-name="DocText" style:list-style-name="L4">
      <style:text-properties officeooo:rsid="0057a8ba"/>
    </style:style>
    <style:style style:name="P15" style:family="paragraph" style:parent-style-name="DocText">
      <style:text-properties officeooo:rsid="0057a8ba" officeooo:paragraph-rsid="0057a8ba"/>
    </style:style>
    <style:style style:name="P1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982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6"><text:title>Program Concepts</text:title></text:p>
      <text:h text:style-name="P8" text:outline-level="1">Introduction</text:h>
      <text:p text:style-name="P5">There are several major types of information. <text:s/><text:span text:style-name="T3">Most of the documentation focuses on describing individual components. <text:s/>This section needs to focus on how those components go together. <text:s/>Present a process for the proper way to assemble everything.</text:span></text:p>
      <text:h text:style-name="P8" text:outline-level="1">Forces</text:h>
      <text:p text:style-name="P5"/>
      <text:h text:style-name="P8" text:outline-level="1">Sea Environments</text:h>
      <text:p text:style-name="P5"/>
      <text:h text:style-name="P8" text:outline-level="1">Bodies</text:h>
      <text:p text:style-name="P5"/>
      <text:p text:style-name="P5"/>
      <text:h text:style-name="P8" text:outline-level="1">Outputs</text:h>
      <text:p text:style-name="P5"/>
      <text:p text:style-name="P5"/>
      <text:h text:style-name="P9" text:outline-level="1">Program Documentation</text:h>
      <text:p text:style-name="P10">There are three main documentation manuals. <text:s/>Each with their own style and purpose. <text:s/>And there is also common documentation that gets included in all three manuals. <text:s/></text:p>
      <text:list xml:id="list13930717862" text:style-name="L1">
        <text:list-item>
          <text:p text:style-name="P11">Developer manual</text:p>
        </text:list-item>
        <text:list-item>
          <text:p text:style-name="P11">Theory manual</text:p>
        </text:list-item>
        <text:list-item>
          <text:p text:style-name="P11">User manual</text:p>
        </text:list-item>
      </text:list>
      <text:h text:style-name="P7" text:outline-level="2"><text:soft-page-break/>Developer Manual</text:h>
      <text:p text:style-name="P10">The developer manual contains all the details of the software coding itself. <text:s/>Beyond the code API, the developer documentation also includes anything the developers need to know for enhancing the code and adding to the OpenSEA project (specifically adding to source code). <text:s/>For example, the whole section on how to create project documentation is in the Developer Documentation.</text:p>
      <text:h text:style-name="P7" text:outline-level="2">Theory Manual</text:h>
      <text:p text:style-name="P10">The theory manual explains the math and science behind the OpenSEA project. <text:s/></text:p>
      <text:list xml:id="list2475647091" text:style-name="L2">
        <text:list-item>
          <text:p text:style-name="P12">The equations behind the program</text:p>
        </text:list-item>
        <text:list-item>
          <text:p text:style-name="P12">More styled like a scientific paper</text:p>
        </text:list-item>
      </text:list>
      <text:p text:style-name="P10">It does not reproduce an entire education on naval architecture and seakeeping theory. <text:s/>But within the science of seakeeping, there are many approaches and methods. <text:s/>The theory documentation should explicitly detail out the following things:</text:p>
      <text:list xml:id="list1081846876" text:style-name="L3">
        <text:list-item>
          <text:p text:style-name="P13">Exactly what the equations were.</text:p>
        </text:list-item>
        <text:list-item>
          <text:p text:style-name="P13">Exactly what methods were used.</text:p>
        </text:list-item>
        <text:list-item>
          <text:p text:style-name="P13">Exactly what assumptions were made.</text:p>
        </text:list-item>
        <text:list-item>
          <text:p text:style-name="P13">Exactly what simplifications were made.</text:p>
        </text:list-item>
      </text:list>
      <text:h text:style-name="P7" text:outline-level="2">User Manual</text:h>
      <text:p text:style-name="P10">The user manual handles the nuts and bolts of how to actually operate the program. <text:s/>What command to enter for each step.</text:p>
      <text:list xml:id="list429900840" text:style-name="L4">
        <text:list-item>
          <text:p text:style-name="P14">The instructions for operating the programs</text:p>
        </text:list-item>
        <text:list-item>
          <text:p text:style-name="P14">Styled like a classic help file. <text:s/>Practical and simple</text:p>
        </text:list-item>
      </text:list>
      <text:p text:style-name="P15">The user documentation covers all the operational instructions. <text:s/>This is where you find the general process of how to operate the program. <text:s/>It explains the concepts and how the data is organized. <text:s/>It goes down to the practical details. <text:s/>Even simple things like: <text:s/>what units are the inputs given in? <text:s/>It also includes general concepts. <text:s/></text:p>
      <text:p text:style-name="P15">Example: <text:s/>explain what a body is within the program. <text:s/></text:p>
      <text:p text:style-name="P15">Finally, the user manual includes any tutorials and worked examp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40_concepts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4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5:45:25</meta:creation-date>
    <meta:editing-cycles>7</meta:editing-cycles>
    <meta:editing-duration>PT21M3S</meta:editing-duration>
    <dc:description>Discusses general concepts for the program.</dc:description>
    <dc:subject>U04-0040</dc:subject>
    <dc:title>Program Concepts</dc:title>
    <dc:date>2014-04-26T13:23:15</dc:date>
    <meta:document-statistic meta:table-count="0" meta:image-count="0" meta:object-count="0" meta:page-count="2" meta:paragraph-count="34" meta:word-count="362" meta:character-count="2295" meta:non-whitespace-character-count="1955"/>
    <meta:user-defined meta:name="Info 1"/>
    <meta:user-defined meta:name="Info 2"/>
    <meta:user-defined meta:name="Info 3"/>
    <meta:user-defined meta:name="Info 4"/>
  </office:meta>
</office:document-meta>
</file>